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116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BASE ATTRIBUTE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UMBER OF ATTRIBU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nam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ch 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ner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rank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scor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s Decision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Wicket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al Run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’s ranking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a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nership s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diu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s per ov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x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p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scoring given by 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al score given by 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’s age and experie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cutive dot ball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e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balls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 runs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extras if any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on playing (opener or second etc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vious games' score or current 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s to each bo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nership s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overs first ba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y wickets g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overs for second ba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wick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s g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s sp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ing average (that game, total care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ling average (that game, total care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p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s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ge score at each 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e of the match to the t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 of each inn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runs more to win (losing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wickets left (winning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ru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tim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bowl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0:43:13.648621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5:36:21.545445755</meta:creation-date>
    <dc:date>2016-09-09T16:29:17.462327914</dc:date>
    <meta:editing-duration>PT3H44M28S</meta:editing-duration>
    <meta:editing-cycles>6</meta:editing-cycles>
    <meta:generator>LibreOffice/5.1.4.2$Linux_X86_64 LibreOffice_project/10m0$Build-2</meta:generator>
    <meta:document-statistic meta:table-count="1" meta:cell-count="82" meta:object-count="0"/>
  </office:meta>
</office:document-meta>
</file>